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ைக்கலப் பாம்புகள் - எம். ரிஷான் ஷெரீஃப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உலகின் மிக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ுமைத் தேசியம் - காஞ்சா அய்லய்யா, கவின் மலர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லில் எறிந்தவை - யுவன் சந்திரசேக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லும் மண்ணும் - க. ரத்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ழிவரை இருக்கை - ல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நினைவுகள் - பாலசந்திரன் சுள்ளிக்காடு, கே. வி. ஷைலஜா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சிலுவையேற்றம் கண்ணால் கண்ட சாட்ச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ோளகர் தொட்டி - ச. பால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னுஜா - 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ுவம் - எஸ். எல். பைரப்ப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ியாரின் போர்வாள் - தஞ்சை ச. சோம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வங்கத்து பேய்க் கதைகள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தி பிரதிவாதி நீதி - ந. இராஜா செந்தூர் பாண்டிய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5" table:number-rows-repeated="104837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6:09:19.954803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2.2$Linux_X86_64 LibreOffice_project/10$Build-2</meta:generator>
    <dc:date>2021-04-28T16:22:18.767387571</dc:date>
    <meta:editing-duration>PT21H13M8S</meta:editing-duration>
    <meta:editing-cycles>188</meta:editing-cycles>
    <meta:document-statistic meta:table-count="1" meta:cell-count="281" meta:object-count="0"/>
  </office:meta>
</office:document-meta>
</file>